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3c1" officeooo:paragraph-rsid="000543c1"/>
    </style:style>
    <style:style style:name="P2" style:family="paragraph" style:parent-style-name="Standard">
      <style:text-properties officeooo:rsid="00062d3a" officeooo:paragraph-rsid="00062d3a"/>
    </style:style>
    <style:style style:name="P3" style:family="paragraph" style:parent-style-name="Standard">
      <style:text-properties officeooo:paragraph-rsid="00062d3a"/>
    </style:style>
    <style:style style:name="P4" style:family="paragraph" style:parent-style-name="Standard">
      <style:text-properties officeooo:rsid="000689aa" officeooo:paragraph-rsid="000689aa"/>
    </style:style>
    <style:style style:name="T1" style:family="text">
      <style:text-properties officeooo:rsid="00062d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reate a query to display the data of employees joined after 2009-02-28.</text:p>
      <text:p text:style-name="P1">==&gt; select * from emplyoees where hire_date &gt; “2009-02-28”</text:p>
      <text:p text:style-name="Standard"/>
      <text:p text:style-name="Standard">2. Create a query to display the last name and salary of employees earning more than $12,000.</text:p>
      <text:p text:style-name="P1">==&gt;select last_name , salary from employees where salary &gt;12000;</text:p>
      <text:p text:style-name="P1"/>
      <text:p text:style-name="Standard"/>
      <text:p text:style-name="Standard">3. Create a query to display the employee last name and department number for employee number</text:p>
      <text:p text:style-name="Standard">176.</text:p>
      <text:p text:style-name="P1">==&gt; select last_name , departement_id from employee<text:span text:style-name="T1">s</text:span> where employee_id = 176;</text:p>
      <text:p text:style-name="Standard"/>
      <text:p text:style-name="Standard">4. Display the last name and department number of all employees in departments 20 and 50 in alphabetical order by name.</text:p>
      <text:p text:style-name="P1">==&gt; select last_name , departement_id <text:s/>from emloyees where departement_no between 20 and 50 order by departement_name;</text:p>
      <text:p text:style-name="Standard"/>
      <text:p text:style-name="Standard">5. Display the employee job title and hire date of employees hired between February 20, 1998, and May 1, 1998. Order the query in ascending order by start date.</text:p>
      <text:p text:style-name="P1">==&gt; select job_title , hire_date from employee where hire_date between “ February 20, 1998” and “May 1, 1998” order by hire_date.</text:p>
      <text:p text:style-name="P1"/>
      <text:p text:style-name="Standard"/>
      <text:p text:style-name="Standard">6. Display the job title and and hire date of every employee who was hired in 1994.</text:p>
      <text:p text:style-name="P2">==&gt;select job_title , hire_date from employees where YEAR(hire_date) = 1994;</text:p>
      <text:p text:style-name="Standard"/>
      <text:p text:style-name="Standard">7. Display the last name and job title of all employees who do not have a manager.</text:p>
      <text:p text:style-name="P2">==&gt; select last_name , job_title from employees where manager_id IS NULL</text:p>
      <text:p text:style-name="Standard"/>
      <text:p text:style-name="Standard"/>
      <text:p text:style-name="Standard">8. Display the last name, salary for all employees . Sort data in descending order of salary.<text:span text:style-name="T1"> ==&gt;select last_name , salary from employees order by salary DESC;</text:span></text:p>
      <text:p text:style-name="P3"/>
      <text:p text:style-name="P3">10. Display the last name of all employees who have an a and an e in their last name.</text:p>
      <text:p text:style-name="P3"><text:s text:c="2"/><text:span text:style-name="T1">==&gt; select last_name from employees where last_name LIKE “%a%” and last_name LIKE “%e%”;</text:span></text:p>
      <text:p text:style-name="P3"/>
      <text:p text:style-name="Standard"/>
      <text:p text:style-name="Standard">11. Display the last name, job, and salary for all employees whose salary is not equal to $2,500, $3,500, or $7,000.</text:p>
      <text:p text:style-name="P2">==&gt;select last_name , job, salary from employees where salary NOT IN(2500 , 3500, 7000);</text:p>
      <text:p text:style-name="Standard"/>
      <text:p text:style-name="Standard">12. Write a query to display the current date. Label the column Date.</text:p>
      <text:p text:style-name="Standard"><text:s text:c="3"/><text:span text:style-name="T1">Select CURDATE() AS Date;</text:span></text:p>
      <text:p text:style-name="Standard"/>
      <text:p text:style-name="Standard"/>
      <text:p text:style-name="Standard">13. For each employee, display the employee number, last_name, salary, and salary increased by 15% and expressed as a whole number. Label the column New Salary.</text:p>
      <text:p text:style-name="P4">==&gt; select employee_id , last_name , salary , ROUND(salary*1.15) AS new_salary from employee </text:p>
      <text:p text:style-name="P4"/>
      <text:p text:style-name="Standard">14.Write a query that displays the employee’s last names with the first letter capitalized and all other letters lowercase and the length of the name for all employees whose name starts with J, A, or M. Give each column an appropriate label. Sort the results by the employees’ last names.</text:p>
      <text:p text:style-name="P4"><text:soft-page-break/>==&gt;select UPPER(LEFT(substring(last_name , 1))) + LOWER(substring(last_name, 2)) AS newlast_name , LEN(name) as new_length from employees where newlast_name LIKE “J%”</text:p>
      <text:p text:style-name="P4">OR newlast_name LIKE “A%” OR newlast_name LIKE “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aved Akhtar</meta:initial-creator>
    <meta:creation-date>2021-11-16T16:40:07.11</meta:creation-date>
    <dc:date>2024-06-18T15:57:08.813727880</dc:date>
    <meta:editing-duration>PT16M28S</meta:editing-duration>
    <meta:editing-cycles>5</meta:editing-cycles>
    <meta:generator>LibreOffice/6.4.7.2$Linux_X86_64 LibreOffice_project/40$Build-2</meta:generator>
    <meta:document-statistic meta:table-count="0" meta:image-count="0" meta:object-count="0" meta:page-count="2" meta:paragraph-count="27" meta:word-count="445" meta:character-count="2697" meta:non-whitespace-character-count="2272"/>
  </office:meta>
</office:document-meta>
</file>